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13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5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5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5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6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6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6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6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6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6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5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5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5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5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5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5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6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6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6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6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6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6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9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5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5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5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5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5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5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5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5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7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7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7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7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7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7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7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7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7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7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7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7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7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7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7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7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0" draw:text-style-name="P7" draw:layer="layout" svg:width="15.298cm" svg:height="1.28cm" svg:x="8.32cm" svg:y="21.422cm">
          <draw:text-box>
            <text:p text:style-name="P6"><text:span text:style-name="T5">sum of values strictly less than 1 = 0</text:span></text:p>
          </draw:text-box>
        </draw:frame>
        <draw:frame draw:style-name="gr10" draw:text-style-name="P7" draw:layer="layout" svg:width="2.542cm" svg:height="1.28cm" svg:x="2.709cm" svg:y="5.228cm">
          <draw:text-box>
            <text:p text:style-name="P6"><text:span text:style-name="T5">[0..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40:15.224294108</dc:date>
    <dc:creator>elucterio </dc:creator>
    <meta:editing-duration>P1DT2H53M12S</meta:editing-duration>
    <meta:editing-cycles>48</meta:editing-cycles>
    <meta:generator>LibreOffice/4.2.8.2$Linux_X86_64 LibreOffice_project/420m0$Build-2</meta:generator>
    <meta:document-statistic meta:object-count="110"/>
  </office:meta>
</office:document-meta>
</file>